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534e" officeooo:paragraph-rsid="0003534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534e" officeooo:paragraph-rsid="0003534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03534e" officeooo:paragraph-rsid="0003534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DUY DO</text:p>
      <text:p text:style-name="P2">TETSUYA TANAKA</text:p>
      <text:p text:style-name="P3">CPSC 323 Tue-Thu 4:00 – 5:15</text:p>
      <text:p text:style-name="P3">Assignment 1</text:p>
      <text:p text:style-name="P3">Due Date: 09/10/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0:20:22.987694891</meta:creation-date>
    <dc:date>2015-09-10T00:23:25.503232838</dc:date>
    <meta:editing-duration>PT3M2S</meta:editing-duration>
    <meta:editing-cycles>1</meta:editing-cycles>
    <meta:document-statistic meta:table-count="0" meta:image-count="0" meta:object-count="0" meta:page-count="1" meta:paragraph-count="5" meta:word-count="14" meta:character-count="80" meta:non-whitespace-character-count="70"/>
    <meta:generator>LibreOffice/4.4.2.2$Linux_X86_64 LibreOffice_project/40m0$Build-2</meta:generator>
  </office:meta>
</office:document-meta>
</file>